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11-29T19:29:29</dc:date>
    <dc:creator>tokai </dc:creator>
    <meta:editing-duration>PT2M17S</meta:editing-duration>
    <meta:editing-cycles>19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7.34763812293426E-016">
                <text:p>-7.34763812293426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60635382238E-015">
                <text:p>1.22460635382238E-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2.82842712474619">
                <text:p>-2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.82842712474619">
                <text:p>-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